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3.3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3.1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3465a4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4.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999999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75cm" fo:min-width="3.5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333ff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b2b2b2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3.3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b2b2b2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4.1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b2b2b2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75cm" fo:min-width="3.5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b2b2b2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textarea-horizontal-align="justify" draw:textarea-vertical-align="middle" draw:auto-grow-height="false" fo:min-height="0.897cm" fo:min-width="2.125cm"/>
    </style:style>
    <style:style style:name="gr13" style:family="graphic" style:parent-style-name="standard">
      <style:graphic-properties draw:textarea-horizontal-align="justify" draw:textarea-vertical-align="middle" draw:auto-grow-height="false" fo:min-height="2.043cm" fo:min-width="2.5cm"/>
    </style:style>
    <style:style style:name="gr14" style:family="graphic" style:parent-style-name="standard">
      <style:graphic-properties draw:stroke="solid" svg:stroke-width="0cm" svg:stroke-color="#b2b2b2" draw:marker-start-width="0.199cm" draw:marker-start-center="false" draw:marker-end-width="0.199cm" draw:marker-end-center="false" draw:fill="solid" draw:fill-color="#e6e6ff" draw:textarea-horizontal-align="justify" draw:textarea-vertical-align="middle" draw:auto-grow-height="false" fo:min-height="0.75cm" fo:min-width="3.1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2.1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6cm" fo:min-width="13.1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31cm" fo:min-width="21.9cm"/>
    </style:style>
    <style:style style:name="gr20" style:family="graphic" style:parent-style-name="standard">
      <style:graphic-properties draw:textarea-horizontal-align="justify" draw:textarea-vertical-align="middle" draw:auto-grow-height="false" fo:min-height="0.35cm" fo:min-width="4.225cm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color="#ff3333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color="#999999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9999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8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10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3333" style:font-name="Consolas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b91af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3333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6600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 Quick Overview of the</text:span></text:p>
            <text:p><text:span text:style-name="T1">B-Tree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y Container Type Is Based on a B-Tree Structure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the b-tree framework provides associative and linear container types with an interface equivalent to existing STL implementations</text:span></text:p>
              </text:list-item>
              <text:list-item>
                <text:p text:style-name="P3"><text:span text:style-name="T2">also, this framework allows for polymorphic accesses by providing abstract container types, as oppose to any other STL implementation</text:span></text:p>
              </text:list-item>
              <text:list-item>
                <text:p text:style-name="P3"><text:span text:style-name="T2">furthermore, since any other container type (e.g. array, link list, ...) can develop poor performance when it comes to large amounts of data, b-trees have been chosen as the basis for this framework</text:span></text:p>
                <text:p text:style-name="P3"><text:span text:style-name="T2"/></text:p>
              </text:list-item>
              <text:list-item>
                <text:p text:style-name="P3"><text:span text:style-name="T2">arrays can be slow to insert data at the beginning</text:span></text:p>
              </text:list-item>
              <text:list-item>
                <text:p text:style-name="P3"><text:span text:style-name="T2">link lists need to walk through a potentially high number of nodes to perform random accesses</text:span></text:p>
              </text:list-item>
              <text:list-item>
                <text:p text:style-name="P3"><text:span text:style-name="T2">binary trees can end up very unbalanced if the same or similar keys are in use</text:span></text:p>
              </text:list-item>
              <text:list-item>
                <text:p text:style-name="P3"><text:span text:style-name="T2">red-black trees can result in a high number of hops on ac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y Container Can Be Abstract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 container type provided by this framework is based on abstract types</text:p>
              </text:list-item>
              <text:list-item>
                <text:p>this can be exploited to use polymorphic accesses on different container types</text:p>
              </text:list-item>
              <text:list-item>
                <text:p>also this allows applications to create their own class hierarchies</text:p>
              </text:list-item>
              <text:list-item>
                <text:p>to some extend it is possible to create relational data base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s Polymorphism Within This Framework Possib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framework itself has a class hierarchy</text:p>
              </text:list-item>
              <text:list-item>
                <text:p>part of which can be seen below</text:p>
                <text:p/>
              </text:list-item>
            </text:list>
          </draw:text-box>
        </draw:frame>
        <draw:custom-shape draw:style-name="gr2" draw:text-style-name="P6" draw:layer="layout" svg:width="3.8cm" svg:height="1cm" svg:x="11.4cm" svg:y="9.5cm">
          <text:p text:style-name="P5"><text:span text:style-name="T3">CBTreeAssociativeIf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5cm" svg:y="17cm">
          <text:p text:style-name="P5"><text:span text:style-name="T3">CBTreeMultiMa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1cm" svg:x="11cm" svg:y="13.5cm">
          <text:p text:style-name="P5"><text:span text:style-name="T4">CBTreeAssociative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cm" svg:x="11.3cm" svg:y="11.5cm">
          <text:p text:style-name="P5"><text:span text:style-name="T5">CBTreeAssociative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1.3cm" svg:y1="16.997cm" svg:x2="12.8cm" svg:y2="14.5cm">
          <text:p/>
        </draw:line>
        <draw:line draw:style-name="gr6" draw:text-style-name="P9" draw:layer="layout" svg:x1="13.3cm" svg:y1="13.5cm" svg:x2="13.3cm" svg:y2="12.5cm">
          <text:p/>
        </draw:line>
        <draw:line draw:style-name="gr6" draw:text-style-name="P9" draw:layer="layout" svg:x1="15.3cm" svg:y1="17cm" svg:x2="13.8cm" svg:y2="14.5cm">
          <text:p/>
        </draw:line>
        <draw:line draw:style-name="gr6" draw:text-style-name="P9" draw:layer="layout" svg:x1="17.7cm" svg:y1="15.6cm" svg:x2="15.6cm" svg:y2="14.3cm">
          <text:p/>
        </draw:line>
        <draw:line draw:style-name="gr6" draw:text-style-name="P9" draw:layer="layout" svg:x1="9cm" svg:y1="15.5cm" svg:x2="11cm" svg:y2="14.3cm">
          <text:p/>
        </draw:line>
        <draw:line draw:style-name="gr7" draw:text-style-name="P9" draw:layer="layout" svg:x1="13.3cm" svg:y1="11.5cm" svg:x2="13.3cm" svg:y2="10.5cm">
          <text:p/>
        </draw:line>
        <draw:custom-shape draw:style-name="gr3" draw:text-style-name="P6" draw:layer="layout" svg:width="3.6cm" svg:height="1cm" svg:x="13.5cm" svg:y="17cm">
          <text:p text:style-name="P5"><text:span text:style-name="T4">CBTre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5.8cm" svg:y="15.5cm">
          <text:p text:style-name="P5"><text:span text:style-name="T4">CBTreeMulti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7.2cm" svg:y="15.5cm">
          <text:p text:style-name="P5"><text:span text:style-name="T3">CBTree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s Polymorphism Within This Framework Possib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pecific data classes provide us with a starting point for your application class hierarchy</text:p>
                <text:p/>
              </text:list-item>
            </text:list>
          </draw:text-box>
        </draw:frame>
        <draw:custom-shape draw:style-name="gr8" draw:text-style-name="P10" draw:layer="layout" svg:width="3.8cm" svg:height="1cm" svg:x="11.4cm" svg:y="9.5cm">
          <text:p text:style-name="P5"><text:span text:style-name="T6">CBTreeAssociativeIf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5cm" svg:y="17cm">
          <text:p text:style-name="P5"><text:span text:style-name="T3">CBTreeMultiMa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6cm" svg:height="1cm" svg:x="11cm" svg:y="13.5cm">
          <text:p text:style-name="P5"><text:span text:style-name="T6">CBTreeAssociative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cm" svg:height="1cm" svg:x="11.3cm" svg:y="11.5cm">
          <text:p text:style-name="P5"><text:span text:style-name="T5">CBTreeAssociative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1.3cm" svg:y1="16.997cm" svg:x2="12.8cm" svg:y2="14.5cm">
          <text:p/>
        </draw:line>
        <draw:line draw:style-name="gr11" draw:text-style-name="P9" draw:layer="layout" svg:x1="13.3cm" svg:y1="13.5cm" svg:x2="13.3cm" svg:y2="12.5cm">
          <text:p/>
        </draw:line>
        <draw:line draw:style-name="gr6" draw:text-style-name="P9" draw:layer="layout" svg:x1="15.3cm" svg:y1="17cm" svg:x2="13.8cm" svg:y2="14.5cm">
          <text:p/>
        </draw:line>
        <draw:line draw:style-name="gr6" draw:text-style-name="P9" draw:layer="layout" svg:x1="17.7cm" svg:y1="15.6cm" svg:x2="15.6cm" svg:y2="14.3cm">
          <text:p/>
        </draw:line>
        <draw:line draw:style-name="gr6" draw:text-style-name="P9" draw:layer="layout" svg:x1="9cm" svg:y1="15.5cm" svg:x2="11cm" svg:y2="14.3cm">
          <text:p/>
        </draw:line>
        <draw:line draw:style-name="gr11" draw:text-style-name="P9" draw:layer="layout" svg:x1="13.3cm" svg:y1="11.5cm" svg:x2="13.3cm" svg:y2="10.5cm">
          <text:p/>
        </draw:line>
        <draw:custom-shape draw:style-name="gr3" draw:text-style-name="P6" draw:layer="layout" svg:width="3.6cm" svg:height="1cm" svg:x="13.5cm" svg:y="17cm">
          <text:p text:style-name="P5"><text:span text:style-name="T4">CBTre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5.8cm" svg:y="15.5cm">
          <text:p text:style-name="P5"><text:span text:style-name="T4">CBTreeMulti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7.2cm" svg:y="15.5cm">
          <text:p text:style-name="P5"><text:span text:style-name="T3">CBTree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2.293cm" svg:x="21.6cm" svg:y="15.40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s Polymorphism Within This Framework Possib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so the specific data classes may be used directly by the application as a container type</text:p>
              </text:list-item>
            </text:list>
          </draw:text-box>
        </draw:frame>
        <draw:custom-shape draw:style-name="gr8" draw:text-style-name="P10" draw:layer="layout" svg:width="3.8cm" svg:height="1cm" svg:x="11.4cm" svg:y="9.5cm">
          <text:p text:style-name="P5"><text:span text:style-name="T6">CBTreeAssociativeIf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9.5cm" svg:y="17cm">
          <text:p text:style-name="P5"><text:span text:style-name="T3">CBTreeMultiMa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6cm" svg:height="1cm" svg:x="11cm" svg:y="13.5cm">
          <text:p text:style-name="P5"><text:span text:style-name="T6">CBTreeAssociative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cm" svg:height="1cm" svg:x="11.3cm" svg:y="11.5cm">
          <text:p text:style-name="P5"><text:span text:style-name="T5">CBTreeAssociative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1.3cm" svg:y1="16.997cm" svg:x2="12.8cm" svg:y2="14.5cm">
          <text:p/>
        </draw:line>
        <draw:line draw:style-name="gr11" draw:text-style-name="P9" draw:layer="layout" svg:x1="13.3cm" svg:y1="13.5cm" svg:x2="13.3cm" svg:y2="12.5cm">
          <text:p/>
        </draw:line>
        <draw:line draw:style-name="gr6" draw:text-style-name="P9" draw:layer="layout" svg:x1="15.3cm" svg:y1="17cm" svg:x2="13.8cm" svg:y2="14.5cm">
          <text:p/>
        </draw:line>
        <draw:line draw:style-name="gr6" draw:text-style-name="P9" draw:layer="layout" svg:x1="17.7cm" svg:y1="15.6cm" svg:x2="15.6cm" svg:y2="14.3cm">
          <text:p/>
        </draw:line>
        <draw:line draw:style-name="gr6" draw:text-style-name="P9" draw:layer="layout" svg:x1="9cm" svg:y1="15.5cm" svg:x2="11cm" svg:y2="14.3cm">
          <text:p/>
        </draw:line>
        <draw:line draw:style-name="gr11" draw:text-style-name="P9" draw:layer="layout" svg:x1="13.3cm" svg:y1="11.5cm" svg:x2="13.3cm" svg:y2="10.5cm">
          <text:p/>
        </draw:line>
        <draw:custom-shape draw:style-name="gr3" draw:text-style-name="P6" draw:layer="layout" svg:width="3.6cm" svg:height="1cm" svg:x="13.5cm" svg:y="17cm">
          <text:p text:style-name="P5"><text:span text:style-name="T4">CBTre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15.8cm" svg:y="15.5cm">
          <text:p text:style-name="P5"><text:span text:style-name="T4">CBTreeMulti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cm" svg:height="1cm" svg:x="7.2cm" svg:y="15.5cm">
          <text:p text:style-name="P5"><text:span text:style-name="T3">CBTreeMap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2.293cm" svg:x="21.6cm" svg:y="15.40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s Polymorphism Within This Framework Possib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bstract interface class contains virtual methods acting as an interface for the application</text:p>
              </text:list-item>
            </text:list>
          </draw:text-box>
        </draw:frame>
        <draw:custom-shape draw:style-name="gr13" draw:text-style-name="P11" draw:layer="layout" svg:width="3cm" svg:height="2.293cm" svg:x="21.71cm" svg:y="8.746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3.8cm" svg:height="1cm" svg:x="11.4cm" svg:y="9.5cm">
          <text:p text:style-name="P5"><text:span text:style-name="T3">CBTreeAssociativeIf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9.5cm" svg:y="17cm">
          <text:p text:style-name="P5"><text:span text:style-name="T6">CBTreeMultiMa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6cm" svg:height="1cm" svg:x="11cm" svg:y="13.5cm">
          <text:p text:style-name="P5"><text:span text:style-name="T6">CBTreeAssociative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cm" svg:x="11.3cm" svg:y="11.5cm">
          <text:p text:style-name="P5"><text:span text:style-name="T5">CBTreeAssociative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1.3cm" svg:y1="16.997cm" svg:x2="12.8cm" svg:y2="14.5cm">
          <text:p/>
        </draw:line>
        <draw:line draw:style-name="gr6" draw:text-style-name="P9" draw:layer="layout" svg:x1="13.3cm" svg:y1="13.5cm" svg:x2="13.3cm" svg:y2="12.5cm">
          <text:p/>
        </draw:line>
        <draw:line draw:style-name="gr11" draw:text-style-name="P9" draw:layer="layout" svg:x1="15.3cm" svg:y1="17cm" svg:x2="13.8cm" svg:y2="14.5cm">
          <text:p/>
        </draw:line>
        <draw:line draw:style-name="gr11" draw:text-style-name="P9" draw:layer="layout" svg:x1="17.7cm" svg:y1="15.6cm" svg:x2="15.6cm" svg:y2="14.3cm">
          <text:p/>
        </draw:line>
        <draw:line draw:style-name="gr11" draw:text-style-name="P9" draw:layer="layout" svg:x1="9cm" svg:y1="15.5cm" svg:x2="11cm" svg:y2="14.3cm">
          <text:p/>
        </draw:line>
        <draw:line draw:style-name="gr7" draw:text-style-name="P9" draw:layer="layout" svg:x1="13.3cm" svg:y1="11.5cm" svg:x2="13.3cm" svg:y2="10.5cm">
          <text:p/>
        </draw:line>
        <draw:custom-shape draw:style-name="gr14" draw:text-style-name="P10" draw:layer="layout" svg:width="3.6cm" svg:height="1cm" svg:x="13.5cm" svg:y="17cm">
          <text:p text:style-name="P5"><text:span text:style-name="T6">CBTreeS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15.8cm" svg:y="15.5cm">
          <text:p text:style-name="P5"><text:span text:style-name="T6">CBTreeMultiS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7.2cm" svg:y="15.5cm">
          <text:p text:style-name="P5"><text:span text:style-name="T6">CBTree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s Polymorphism Within This Framework Possib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bstract data classes provide the functionality for the abstract interface class</text:p>
              </text:list-item>
            </text:list>
          </draw:text-box>
        </draw:frame>
        <draw:custom-shape draw:style-name="gr8" draw:text-style-name="P10" draw:layer="layout" svg:width="3.8cm" svg:height="1cm" svg:x="11.4cm" svg:y="9.5cm">
          <text:p text:style-name="P5"><text:span text:style-name="T6">CBTreeAssociativeIf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9.5cm" svg:y="17cm">
          <text:p text:style-name="P5"><text:span text:style-name="T6">CBTreeMultiMa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1cm" svg:x="11cm" svg:y="13.5cm">
          <text:p text:style-name="P5"><text:span text:style-name="T4">CBTreeAssociative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cm" svg:x="11.3cm" svg:y="11.5cm">
          <text:p text:style-name="P5"><text:span text:style-name="T5">CBTreeAssociative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1.3cm" svg:y1="16.997cm" svg:x2="12.8cm" svg:y2="14.5cm">
          <text:p/>
        </draw:line>
        <draw:line draw:style-name="gr6" draw:text-style-name="P9" draw:layer="layout" svg:x1="13.3cm" svg:y1="13.5cm" svg:x2="13.3cm" svg:y2="12.5cm">
          <text:p/>
        </draw:line>
        <draw:line draw:style-name="gr6" draw:text-style-name="P9" draw:layer="layout" svg:x1="15.3cm" svg:y1="17cm" svg:x2="13.8cm" svg:y2="14.5cm">
          <text:p/>
        </draw:line>
        <draw:line draw:style-name="gr6" draw:text-style-name="P9" draw:layer="layout" svg:x1="17.7cm" svg:y1="15.6cm" svg:x2="15.6cm" svg:y2="14.3cm">
          <text:p/>
        </draw:line>
        <draw:line draw:style-name="gr6" draw:text-style-name="P9" draw:layer="layout" svg:x1="9cm" svg:y1="15.5cm" svg:x2="11cm" svg:y2="14.3cm">
          <text:p/>
        </draw:line>
        <draw:line draw:style-name="gr7" draw:text-style-name="P9" draw:layer="layout" svg:x1="13.3cm" svg:y1="11.5cm" svg:x2="13.3cm" svg:y2="10.5cm">
          <text:p/>
        </draw:line>
        <draw:custom-shape draw:style-name="gr14" draw:text-style-name="P10" draw:layer="layout" svg:width="3.6cm" svg:height="1cm" svg:x="13.5cm" svg:y="17cm">
          <text:p text:style-name="P5"><text:span text:style-name="T6">CBTreeS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15.8cm" svg:y="15.5cm">
          <text:p text:style-name="P5"><text:span text:style-name="T6">CBTreeMultiS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1cm" svg:x="7.2cm" svg:y="15.5cm">
          <text:p text:style-name="P5"><text:span text:style-name="T6">CBTreeMap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cm" svg:height="1cm" svg:x="21.7cm" svg:y="11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3cm" svg:height="1cm" svg:x="21.699cm" svg:y="13.4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 is possible to support polymorphic calls</text:p>
              </text:list-item>
              <text:list-item>
                <text:p>example 1* shows how it inserts data into a map and a multi map container via an abstract class</text:p>
              </text:list-item>
            </text:list>
          </draw:text-box>
        </draw:frame>
        <draw:frame draw:style-name="gr16" draw:text-style-name="P13" draw:layer="layout" svg:width="23.8cm" svg:height="7.4cm" svg:x="1.8cm" svg:y="11cm">
          <draw:text-box>
            <text:p text:style-name="P12"><text:span text:style-name="T7"><text:tab/></text:span><text:span text:style-name="T8">for</text:span><text:span text:style-name="T7"> (i = 0; i &lt; 16; i++)</text:span></text:p>
            <text:p text:style-name="P12"><text:span text:style-name="T7"><text:tab/></text:span><text:span text:style-name="T7">{</text:span></text:p>
            <text:p text:style-name="P12"><text:span text:style-name="T7"><text:tab/></text:span><text:span text:style-name="T7"><text:tab/></text:span><text:span text:style-name="T9">uint32_t</text:span><text:span text:style-name="T7"><text:tab/></text:span><text:span text:style-name="T7">j;</text:span></text:p>
            <text:p text:style-name="P12"><text:span text:style-name="T7"/></text:p>
            <text:p text:style-name="P12"><text:span text:style-name="T7"><text:tab/></text:span><text:span text:style-name="T7"><text:tab/></text:span><text:span text:style-name="T10">// this will create data items with equal keys</text:span></text:p>
            <text:p text:style-name="P12"><text:span text:style-name="T7"><text:tab/></text:span><text:span text:style-name="T7"><text:tab/></text:span><text:span text:style-name="T10">// the multi map container will accept any data</text:span></text:p>
            <text:p text:style-name="P12"><text:span text:style-name="T7"><text:tab/></text:span><text:span text:style-name="T7"><text:tab/></text:span><text:span text:style-name="T10">// while the map container will only allow for data to stored that has a unique key value</text:span></text:p>
            <text:p text:style-name="P12"><text:span text:style-name="T7"><text:tab/></text:span><text:span text:style-name="T7"><text:tab/></text:span><text:span text:style-name="T8">for</text:span><text:span text:style-name="T7"> (j = 0; j &lt; (</text:span><text:span text:style-name="T8">sizeof</text:span><text:span text:style-name="T7"> (apPolymorphicMaps) / </text:span><text:span text:style-name="T8">sizeof</text:span><text:span text:style-name="T7"> (*apPolymorphicMaps</text:span><text:span text:style-name="T7">)); j++)</text:span></text:p>
            <text:p text:style-name="P12"><text:span text:style-name="T7"><text:tab/></text:span><text:span text:style-name="T7"><text:tab/></text:span><text:span text:style-name="T7">{</text:span></text:p>
            <text:p text:style-name="P12"><text:span text:style-name="T7"><text:tab/></text:span><text:span text:style-name="T7"><text:tab/></text:span><text:span text:style-name="T7"><text:tab/></text:span><text:span text:style-name="T9">value_type</text:span><text:span text:style-name="T7"><text:tab/></text:span><text:span text:style-name="T7"><text:tab/></text:span><text:span text:style-name="T7">sValue (i / 2, i);</text:span></text:p>
            <text:p text:style-name="P12"><text:span text:style-name="T7"/></text:p>
            <text:p text:style-name="P12"><text:span text:style-name="T7"><text:tab/></text:span><text:span text:style-name="T7"><text:tab/></text:span><text:span text:style-name="T7"><text:tab/></text:span><text:span text:style-name="T7">apPolymorphicMaps</text:span><text:span text:style-name="T7">[j]-&gt;insert (sValue);</text:span></text:p>
            <text:p text:style-name="P12"><text:span text:style-name="T7"><text:tab/></text:span><text:span text:style-name="T7"><text:tab/></text:span><text:span text:style-name="T7">}</text:span></text:p>
            <text:p text:style-name="P12"><text:span text:style-name="T7"><text:tab/></text:span><text:span text:style-name="T7">}</text:span></text:p>
          </draw:text-box>
        </draw:frame>
        <draw:frame draw:style-name="gr17" draw:text-style-name="P14" draw:layer="layout" svg:width="26.2cm" svg:height="1.4cm" svg:x="1cm" svg:y="18.4cm">
          <draw:text-box>
            <text:list text:style-name="L1">
              <text:list-header>
                <text:p><text:span text:style-name="T11">* - ./src/btreetest/testbench/examples/example_1_polymorphic_calls.cp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e could say example 1 can also be solved using a template function</text:p>
              </text:list-item>
              <text:list-item>
                <text:p>that would work unless you face a situation like the one below</text:p>
              </text:list-item>
            </text:list>
          </draw:text-box>
        </draw:frame>
        <draw:frame draw:style-name="gr18" draw:text-style-name="P15" draw:layer="layout" svg:width="13.652cm" svg:height="3.716cm" svg:x="6.2cm" svg:y="13.684cm">
          <draw:text-box>
            <text:p text:style-name="P12"><text:span text:style-name="T8">class</text:span><text:span text:style-name="T7"> </text:span><text:span text:style-name="T9">A</text:span></text:p>
            <text:p text:style-name="P12"><text:span text:style-name="T7">{</text:span></text:p>
            <text:p text:style-name="P12"><text:span text:style-name="T8">public</text:span><text:span text:style-name="T7">:</text:span></text:p>
            <text:p text:style-name="P12"><text:span text:style-name="T7"/></text:p>
            <text:p text:style-name="P12"><text:span text:style-name="T7"><text:tab/></text:span><text:span text:style-name="T8">template</text:span><text:span text:style-name="T7">&lt;</text:span><text:span text:style-name="T8">class</text:span><text:span text:style-name="T7"> </text:span><text:span text:style-name="T9">_t_container</text:span><text:span text:style-name="T7">&gt;</text:span></text:p>
            <text:p text:style-name="P12"><text:span text:style-name="T7"><text:tab/></text:span><text:span text:style-name="T8">virtual</text:span><text:span text:style-name="T7"><text:tab/></text:span><text:span text:style-name="T8">void</text:span><text:span text:style-name="T7"><text:tab/></text:span><text:span text:style-name="T7">test_fn (</text:span><text:span text:style-name="T9">_t_container</text:span><text:span text:style-name="T7"> *pContainer);</text:span></text:p>
            <text:p text:style-name="P12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rtual methods involving template parameters are not possible, since templates are resolved during the compilation and virtual calls at run time</text:p>
              </text:list-item>
            </text:list>
          </draw:text-box>
        </draw:frame>
        <draw:frame draw:style-name="gr18" draw:text-style-name="P15" draw:layer="layout" svg:width="13.652cm" svg:height="3.716cm" svg:x="6.2cm" svg:y="13.684cm">
          <draw:text-box>
            <text:p text:style-name="P12"><text:span text:style-name="T8">class</text:span><text:span text:style-name="T7"> </text:span><text:span text:style-name="T9">A</text:span></text:p>
            <text:p text:style-name="P12"><text:span text:style-name="T7">{</text:span></text:p>
            <text:p text:style-name="P12"><text:span text:style-name="T8">public</text:span><text:span text:style-name="T7">:</text:span></text:p>
            <text:p text:style-name="P12"><text:span text:style-name="T7"/></text:p>
            <text:p text:style-name="P12"><text:span text:style-name="T7"><text:tab/></text:span><text:span text:style-name="T12">template&lt;class _t_container&gt;</text:span></text:p>
            <text:p text:style-name="P12"><text:span text:style-name="T7"><text:tab/></text:span><text:span text:style-name="T12">virtual</text:span><text:span text:style-name="T7"><text:tab/></text:span><text:span text:style-name="T8">void</text:span><text:span text:style-name="T7"><text:tab/></text:span><text:span text:style-name="T7">test_fn (</text:span><text:span text:style-name="T9">_t_container</text:span><text:span text:style-name="T7"> *pContainer);</text:span></text:p>
            <text:p text:style-name="P12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-tree framework solves that by pushing the abstraction problem to a different layer</text:p>
              </text:list-item>
            </text:list>
          </draw:text-box>
        </draw:frame>
        <draw:frame draw:style-name="gr19" draw:text-style-name="P13" draw:layer="layout" svg:width="22.4cm" svg:height="7.181cm" svg:x="3.2cm" svg:y="10.8cm">
          <draw:text-box>
            <text:p text:style-name="P12"><text:span text:style-name="T8">class</text:span><text:span text:style-name="T7"> </text:span><text:span text:style-name="T9">A</text:span></text:p>
            <text:p text:style-name="P12"><text:span text:style-name="T7">{</text:span></text:p>
            <text:p text:style-name="P12"><text:span text:style-name="T8">public</text:span><text:span text:style-name="T7">:</text:span></text:p>
            <text:p text:style-name="P12"><text:span text:style-name="T7"/></text:p>
            <text:p text:style-name="P12"><text:span text:style-name="T7"><text:tab/></text:span><text:span text:style-name="T8">typedef</text:span><text:span text:style-name="T7"> </text:span><text:span text:style-name="T9">CBTreeIOpropertiesRAM</text:span><text:span text:style-name="T7">&lt;&gt;</text:span><text:span text:style-name="T7"><text:tab/></text:span><text:span text:style-name="T7"><text:tab/></text:span><text:span text:style-name="T7"><text:tab/></text:span><text:span text:style-name="T7"><text:tab/></text:span><text:span text:style-name="T9">ram_data_layer_property_type</text:span><text:span text:style-name="T7">;</text:span></text:p>
            <text:p text:style-name="P12"><text:span text:style-name="T7"/></text:p>
            <text:p text:style-name="P12"><text:span text:style-name="T7"><text:tab/></text:span><text:span text:style-name="T8">typedef</text:span><text:span text:style-name="T7"> </text:span><text:span text:style-name="T9">CBTreeMap</text:span><text:span text:style-name="T7">&lt;</text:span><text:span text:style-name="T9">uint32_t</text:span><text:span text:style-name="T7">, </text:span><text:span text:style-name="T9">uint32_t</text:span><text:span text:style-name="T7">, </text:span><text:span text:style-name="T9">ram_data_layer_property_type</text:span><text:span text:style-name="T7">&gt;</text:span></text:p>
            <text:p text:style-name="P1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btree_map_type</text:span><text:span text:style-name="T7">;</text:span></text:p>
            <text:p text:style-name="P12"><text:span text:style-name="T7"><text:tab/></text:span></text:p>
            <text:p text:style-name="P12"><text:span text:style-name="T7"><text:tab/></text:span><text:span text:style-name="T8">typedef</text:span><text:span text:style-name="T7"> </text:span><text:span text:style-name="T9">btree_map_type</text:span><text:span text:style-name="T7">::</text:span><text:span text:style-name="T9">CBTreeAssociativeIf_t</text:span></text:p>
            <text:p text:style-name="P1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btree_polymorphic_type</text:span><text:span text:style-name="T7">;</text:span></text:p>
            <text:p text:style-name="P12"><text:span text:style-name="T7"/></text:p>
            <text:p text:style-name="P12"><text:span text:style-name="T7"><text:tab/></text:span><text:span text:style-name="T8">virtual</text:span><text:span text:style-name="T7"><text:tab/></text:span><text:span text:style-name="T8">void</text:span><text:span text:style-name="T7"><text:tab/></text:span><text:span text:style-name="T7">test_fn (</text:span><text:span text:style-name="T9">btree_uniform_type</text:span><text:span text:style-name="T7"> *pContainer);</text:span></text:p>
            <text:p text:style-name="P12"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 is also possible to create very simple temporary data bases</text:p>
              </text:list-item>
              <text:list-item>
                <text:p>example 2* shows code of a specific application class, that orders data using different criteria</text:p>
              </text:list-item>
            </text:list>
          </draw:text-box>
        </draw:frame>
        <draw:frame draw:style-name="gr16" draw:text-style-name="P13" draw:layer="layout" svg:width="23.8cm" svg:height="7.4cm" svg:x="1.8cm" svg:y="11cm">
          <draw:text-box>
            <text:p text:style-name="P12"><text:span text:style-name="T8">template</text:span><text:span text:style-name="T7">&lt;</text:span><text:span text:style-name="T8">class</text:span><text:span text:style-name="T7"> </text:span><text:span text:style-name="T9">_t_keytype</text:span><text:span text:style-name="T7">, </text:span><text:span text:style-name="T8">int</text:span><text:span text:style-name="T7"> </text:span><text:span text:style-name="T12">_t_nSelectKey</text:span><text:span text:style-name="T7">, </text:span><text:span text:style-name="T8">class</text:span><text:span text:style-name="T7"> </text:span><text:span text:style-name="T9">_t_datalayerproperties</text:span><text:span text:style-name="T7">&gt;</text:span></text:p>
            <text:p text:style-name="P12"><text:span text:style-name="T8">class</text:span><text:span text:style-name="T7"> </text:span><text:span text:style-name="T9">car_holders</text:span><text:span text:style-name="T7"> : </text:span><text:span text:style-name="T8">public</text:span><text:span text:style-name="T7"> </text:span><text:span text:style-name="T9">CBTreeMultiSet</text:span><text:span text:style-name="T7">&lt;</text:span><text:span text:style-name="T9">_t_keytype</text:span><text:span text:style-name="T7">, </text:span><text:span text:style-name="T9">_t_datalayerproperties</text:span><text:span text:style-name="T7">&gt;</text:span></text:p>
            <text:p text:style-name="P12"><text:span text:style-name="T7">{</text:span></text:p>
            <text:p text:style-name="P12"><text:span text:style-name="T7"><text:tab/></text:span><text:span text:style-name="T13">// ...</text:span></text:p>
            <text:p text:style-name="P12"><text:span text:style-name="T13"/></text:p>
            <text:p text:style-name="P12"><text:span text:style-name="T13"><text:tab/></text:span></text:p>
            <text:p text:style-name="P12"><text:span text:style-name="T14">};</text:span></text:p>
            <text:p text:style-name="P12"><text:span text:style-name="T13"/></text:p>
            <text:p text:style-name="P12"><text:span text:style-name="T15"><text:tab/></text:span><text:span text:style-name="T16">typedef</text:span><text:span text:style-name="T15"> </text:span><text:span text:style-name="T17">car_holders</text:span><text:span text:style-name="T15">&lt;</text:span><text:span text:style-name="T17">car_holders_t</text:span><text:span text:style-name="T15">, </text:span><text:span text:style-name="T18">0</text:span><text:span text:style-name="T15">, </text:span><text:span text:style-name="T17">ram_data_layer_property_type</text:span><text:span text:style-name="T15">&gt;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7">car_holders_sort_by_name</text:span><text:span text:style-name="T15">;</text:span></text:p>
            <text:p text:style-name="P12"><text:span text:style-name="T15"><text:tab/></text:span><text:span text:style-name="T16">typedef</text:span><text:span text:style-name="T15"> </text:span><text:span text:style-name="T17">car_holders</text:span><text:span text:style-name="T15">&lt;</text:span><text:span text:style-name="T17">car_holders_t</text:span><text:span text:style-name="T15">, </text:span><text:span text:style-name="T18">1</text:span><text:span text:style-name="T15">, </text:span><text:span text:style-name="T17">ram_data_layer_property_type</text:span><text:span text:style-name="T15">&gt;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7">car_holders_sort_by_license_plate</text:span><text:span text:style-name="T15">;</text:span></text:p>
            <text:p text:style-name="P12"><text:span text:style-name="T15"><text:tab/></text:span><text:span text:style-name="T16">typedef</text:span><text:span text:style-name="T15"> </text:span><text:span text:style-name="T17">car_holders</text:span><text:span text:style-name="T15">&lt;</text:span><text:span text:style-name="T17">car_holders_t</text:span><text:span text:style-name="T15">, </text:span><text:span text:style-name="T18">2</text:span><text:span text:style-name="T15">, </text:span><text:span text:style-name="T17">ram_data_layer_property_type</text:span><text:span text:style-name="T15">&gt;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7">car_holders_sort_by_phone_number</text:span><text:span text:style-name="T15">;</text:span></text:p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different sort criteria types are then instantiated and put into an abstract type list</text:p>
              </text:list-item>
              <text:list-item>
                <text:p>this will allow us to talk to any sort containers the same way</text:p>
              </text:list-item>
            </text:list>
          </draw:text-box>
        </draw:frame>
        <draw:frame draw:style-name="gr16" draw:text-style-name="P13" draw:layer="layout" svg:width="26.2cm" svg:height="7.4cm" svg:x="1cm" svg:y="11cm">
          <draw:text-box>
            <text:p text:style-name="P12"><text:span text:style-name="T15"><text:tab/></text:span><text:span text:style-name="T17">car_holders_sort_by_name</text:span><text:span text:style-name="T15"><text:tab/></text:span><text:span text:style-name="T15"><text:tab/></text:span><text:span text:style-name="T15"><text:tab/></text:span><text:span text:style-name="T15">*psCarHoldersSortByName = 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6">new</text:span><text:span text:style-name="T15"> </text:span><text:span text:style-name="T17">car_holders_sort_by_name </text:span><text:span text:style-name="T15">(sRAMproperties, 16);</text:span></text:p>
            <text:p text:style-name="P12"><text:span text:style-name="T15"><text:tab/></text:span><text:span text:style-name="T17">car_holders_sort_by_license_plate</text:span><text:span text:style-name="T15"><text:tab/></text:span><text:span text:style-name="T15">*psCarHoldersSortByLicensePlate = 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6">new </text:span><text:span text:style-name="T17">car_holders_sort_by_license_plate </text:span><text:span text:style-name="T15">(sRAMproperties, 16);</text:span></text:p>
            <text:p text:style-name="P12"><text:span text:style-name="T15"><text:tab/></text:span><text:span text:style-name="T17">car_holders_sort_by_phone_number</text:span><text:span text:style-name="T15"><text:tab/></text:span><text:span text:style-name="T15"><text:tab/></text:span><text:span text:style-name="T15">*psCarHoldersSortByPhoneNumer = </text:span></text:p>
            <text:p text:style-name="P12"><text:span text:style-name="T15"><text:tab/></text:span><text:span text:style-name="T15"><text:tab/></text:span><text:span text:style-name="T15"><text:tab/></text:span><text:span text:style-name="T15"><text:tab/></text:span><text:span text:style-name="T16">new</text:span><text:span text:style-name="T15"> </text:span><text:span text:style-name="T17">car_holders_sort_by_phone_number </text:span><text:span text:style-name="T15">(sRAMproperties, 16);</text:span></text:p>
            <text:p text:style-name="P12"><text:span text:style-name="T15"/></text:p>
            <text:p text:style-name="P12"><text:span text:style-name="T15"><text:tab/></text:span><text:span text:style-name="T19">polymorphic_sort</text:span><text:span text:style-name="T17">_type</text:span><text:span text:style-name="T15"><text:tab/></text:span><text:span text:style-name="T15"><text:tab/></text:span><text:span text:style-name="T15"><text:tab/></text:span><text:span text:style-name="T15">*apSortCarHolders[3];</text:span></text:p>
            <text:p text:style-name="P12"><text:span text:style-name="T15"/></text:p>
            <text:p text:style-name="P12"><text:span text:style-name="T15"><text:tab/></text:span><text:span text:style-name="T15">apSortCarHolders</text:span><text:span text:style-name="T15">[0] = </text:span><text:span text:style-name="T16">dynamic_cast</text:span><text:span text:style-name="T15">&lt;</text:span><text:span text:style-name="T19">polymorphic_sort</text:span><text:span text:style-name="T17">_type</text:span><text:span text:style-name="T15"> *&gt; (psCarHoldersSortByName);</text:span></text:p>
            <text:p text:style-name="P12"><text:span text:style-name="T15"><text:tab/></text:span><text:span text:style-name="T15">apSortCarHolders</text:span><text:span text:style-name="T15">[1] = </text:span><text:span text:style-name="T16">dynamic_cast</text:span><text:span text:style-name="T15">&lt;</text:span><text:span text:style-name="T19">polymorphic_sort</text:span><text:span text:style-name="T17">_type</text:span><text:span text:style-name="T15"> *&gt; (psCarHoldersSortByLicensePlate);</text:span></text:p>
            <text:p text:style-name="P12"><text:span text:style-name="T15"><text:tab/></text:span><text:span text:style-name="T15">apSortCarHolders</text:span><text:span text:style-name="T15">[2] = </text:span><text:span text:style-name="T16">dynamic_cast</text:span><text:span text:style-name="T15">&lt;</text:span><text:span text:style-name="T19">polymorphic_sort</text:span><text:span text:style-name="T17">_type</text:span><text:span text:style-name="T15"> *&gt; (psCarHoldersSortByPhoneNumer);</text:span></text:p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 b-tree framework containers use the same iterator type</text:p>
              </text:list-item>
            </text:list>
          </draw:text-box>
        </draw:frame>
        <draw:frame draw:style-name="gr16" draw:text-style-name="P13" draw:layer="layout" svg:width="24.6cm" svg:height="7.4cm" svg:x="1cm" svg:y="11cm">
          <draw:text-box>
            <text:p text:style-name="P12"><text:span text:style-name="T16"><text:tab/></text:span><text:span text:style-name="T16">for</text:span><text:span text:style-name="T15"> (i = 0; i &lt; (</text:span><text:span text:style-name="T16">sizeof</text:span><text:span text:style-name="T15"> (apSortCarHolders) / </text:span><text:span text:style-name="T16">sizeof</text:span><text:span text:style-name="T15"> (*apSortCarHolders</text:span><text:span text:style-name="T15">)); i++)</text:span></text:p>
            <text:p text:style-name="P12"><text:span text:style-name="T15"><text:tab/></text:span><text:span text:style-name="T15">{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18">sCIter</text:span><text:span text:style-name="T15"> = psCarHolders-&gt;cbegin ();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20">sCIterEnd</text:span><text:span text:style-name="T15"> = psCarHolders-&gt;cend (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feed data entries to have those sorted</text:span></text:p>
            <text:p text:style-name="P12"><text:span text:style-name="T15"><text:tab/></text:span><text:span text:style-name="T15"><text:tab/></text:span><text:span text:style-name="T15">apSortCarHolders</text:span><text:span text:style-name="T15">[i]-&gt;insert (</text:span><text:span text:style-name="T18">sCIter</text:span><text:span text:style-name="T15">, </text:span><text:span text:style-name="T20">sCIterEnd</text:span><text:span text:style-name="T15">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Yes, you can trust your eyes!</text:span></text:p>
            <text:p text:style-name="P12"><text:span text:style-name="T15"><text:tab/></text:span><text:span text:style-name="T15"><text:tab/></text:span><text:span text:style-name="T13">// Any container type within this framework uses the same iterator types...</text:span></text:p>
            <text:p text:style-name="P12"><text:span text:style-name="T15"><text:tab/></text:span><text:span text:style-name="T15"><text:tab/></text:span><text:span text:style-name="T18">sCIter</text:span><text:span text:style-name="T15"> = apSortCarHolders</text:span><text:span text:style-name="T15">[i]-&gt;cbegin ();</text:span></text:p>
            <text:p text:style-name="P12"><text:span text:style-name="T15"><text:tab/></text:span><text:span text:style-name="T15"><text:tab/></text:span><text:span text:style-name="T20">sCIterEnd</text:span><text:span text:style-name="T15"> = apSortCarHolders</text:span><text:span text:style-name="T15">[i]-&gt;cend ();</text:span></text:p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is useful to employ iterators to insert data via a polymorphic container interface, by using a specialised call</text:p>
                <text:p/>
              </text:list-item>
            </text:list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draw:custom-shape draw:style-name="gr20" draw:text-style-name="P11" draw:layer="layout" svg:width="5.4cm" svg:height="1.2cm" svg:x="17.4cm" svg:y="13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3" draw:layer="layout" svg:width="24.6cm" svg:height="7.4cm" svg:x="1cm" svg:y="11cm">
          <draw:text-box>
            <text:p text:style-name="P12"><text:span text:style-name="T16"><text:tab/></text:span><text:span text:style-name="T16">for</text:span><text:span text:style-name="T15"> (i = 0; i &lt; (</text:span><text:span text:style-name="T16">sizeof</text:span><text:span text:style-name="T15"> (apSortCarHolders) / </text:span><text:span text:style-name="T16">sizeof</text:span><text:span text:style-name="T15"> (*apSortCarHolders</text:span><text:span text:style-name="T15">)); i++)</text:span></text:p>
            <text:p text:style-name="P12"><text:span text:style-name="T15"><text:tab/></text:span><text:span text:style-name="T15">{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18">sCIter</text:span><text:span text:style-name="T15"> = psCarHolders-&gt;cbegin ();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20">sCIterEnd</text:span><text:span text:style-name="T15"> = psCarHolders-&gt;cend (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feed data entries to have those sorted</text:span></text:p>
            <text:p text:style-name="P12"><text:span text:style-name="T15"><text:tab/></text:span><text:span text:style-name="T15"><text:tab/></text:span><text:span text:style-name="T15">apSortCarHolders</text:span><text:span text:style-name="T15">[i]-&gt;insert (</text:span><text:span text:style-name="T18">sCIter</text:span><text:span text:style-name="T15">, </text:span><text:span text:style-name="T20">sCIterEnd</text:span><text:span text:style-name="T15">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Yes, you can trust your eyes!</text:span></text:p>
            <text:p text:style-name="P12"><text:span text:style-name="T15"><text:tab/></text:span><text:span text:style-name="T15"><text:tab/></text:span><text:span text:style-name="T13">// Any container type within this framework uses the same iterator types...</text:span></text:p>
            <text:p text:style-name="P12"><text:span text:style-name="T15"><text:tab/></text:span><text:span text:style-name="T15"><text:tab/></text:span><text:span text:style-name="T18">sCIter</text:span><text:span text:style-name="T15"> = apSortCarHolders</text:span><text:span text:style-name="T15">[i]-&gt;cbegin ();</text:span></text:p>
            <text:p text:style-name="P12"><text:span text:style-name="T15"><text:tab/></text:span><text:span text:style-name="T15"><text:tab/></text:span><text:span text:style-name="T20">sCIterEnd</text:span><text:span text:style-name="T15"> = apSortCarHolders</text:span><text:span text:style-name="T15">[i]-&gt;cend 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 accept external iterators displaying the input, <text:s/>a virtual template method would be required, which is not possible</text:p>
              </text:list-item>
              <text:list-item>
                <text:p>here our abstract iterators are good enough</text:p>
                <text:p/>
              </text:list-item>
            </text:list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draw:custom-shape draw:style-name="gr21" draw:text-style-name="P11" draw:layer="layout" svg:width="5.4cm" svg:height="1.2cm" svg:x="17.4cm" svg:y="13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3" draw:layer="layout" svg:width="24.6cm" svg:height="7.4cm" svg:x="1cm" svg:y="11cm">
          <draw:text-box>
            <text:p text:style-name="P12"><text:span text:style-name="T16"><text:tab/></text:span><text:span text:style-name="T16">for</text:span><text:span text:style-name="T15"> (i = 0; i &lt; (</text:span><text:span text:style-name="T16">sizeof</text:span><text:span text:style-name="T15"> (apSortCarHolders) / </text:span><text:span text:style-name="T16">sizeof</text:span><text:span text:style-name="T15"> (*apSortCarHolders</text:span><text:span text:style-name="T15">)); i++)</text:span></text:p>
            <text:p text:style-name="P12"><text:span text:style-name="T15"><text:tab/></text:span><text:span text:style-name="T15">{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18">sCIter</text:span><text:span text:style-name="T15"> = psCarHolders-&gt;cbegin ();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20">sCIterEnd</text:span><text:span text:style-name="T15"> = psCarHolders-&gt;cend (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feed data entries to have those sorted</text:span></text:p>
            <text:p text:style-name="P12"><text:span text:style-name="T15"><text:tab/></text:span><text:span text:style-name="T15"><text:tab/></text:span><text:span text:style-name="T15">apSortCarHolders</text:span><text:span text:style-name="T15">[i]-&gt;insert (</text:span><text:span text:style-name="T18">sCIter</text:span><text:span text:style-name="T15">, </text:span><text:span text:style-name="T20">sCIterEnd</text:span><text:span text:style-name="T15">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Yes, you can trust your eyes!</text:span></text:p>
            <text:p text:style-name="P12"><text:span text:style-name="T15"><text:tab/></text:span><text:span text:style-name="T15"><text:tab/></text:span><text:span text:style-name="T13">// Any container type within this framework uses the same iterator types...</text:span></text:p>
            <text:p text:style-name="P12"><text:span text:style-name="T15"><text:tab/></text:span><text:span text:style-name="T15"><text:tab/></text:span><text:span text:style-name="T18">sCIter</text:span><text:span text:style-name="T15"> = apSortCarHolders</text:span><text:span text:style-name="T15">[i]-&gt;cbegin ();</text:span></text:p>
            <text:p text:style-name="P12"><text:span text:style-name="T15"><text:tab/></text:span><text:span text:style-name="T15"><text:tab/></text:span><text:span text:style-name="T20">sCIterEnd</text:span><text:span text:style-name="T15"> = apSortCarHolders</text:span><text:span text:style-name="T15">[i]-&gt;cend 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I Do With I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also does allow for an iterator to be re-assigned by an associative type, even if that iterator was generated by a linear type</text:p>
                <text:list>
                  <text:list-item>
                    <text:p>which is a so called “scary assignment”</text:p>
                  </text:list-item>
                </text:list>
                <text:p/>
              </text:list-item>
            </text:list>
          </draw:text-box>
        </draw:frame>
        <draw:frame draw:style-name="gr17" draw:text-style-name="P14" draw:layer="layout" svg:width="26cm" svg:height="1.4cm" svg:x="1.4cm" svg:y="18.4cm">
          <draw:text-box>
            <text:list text:style-name="L1">
              <text:list-header>
                <text:p><text:span text:style-name="T11">* - ./src/btreetest/testbench/examples/example_2_simple_database.cpp</text:span></text:p>
              </text:list-header>
            </text:list>
          </draw:text-box>
        </draw:frame>
        <draw:custom-shape draw:style-name="gr21" draw:text-style-name="P11" draw:layer="layout" svg:width="5.4cm" svg:height="1.2cm" svg:x="17.4cm" svg:y="16.0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1" draw:layer="layout" svg:width="5.4cm" svg:height="1.2cm" svg:x="17.4cm" svg:y="12.00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3" draw:layer="layout" svg:width="24.6cm" svg:height="7.4cm" svg:x="1cm" svg:y="11cm">
          <draw:text-box>
            <text:p text:style-name="P12"><text:span text:style-name="T16"><text:tab/></text:span><text:span text:style-name="T16">for</text:span><text:span text:style-name="T15"> (i = 0; i &lt; (</text:span><text:span text:style-name="T16">sizeof</text:span><text:span text:style-name="T15"> (apSortCarHolders) / </text:span><text:span text:style-name="T16">sizeof</text:span><text:span text:style-name="T15"> (*apSortCarHolders</text:span><text:span text:style-name="T15">)); i++)</text:span></text:p>
            <text:p text:style-name="P12"><text:span text:style-name="T15"><text:tab/></text:span><text:span text:style-name="T15">{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18">sCIter</text:span><text:span text:style-name="T15"> = psCarHolders-&gt;cbegin ();</text:span></text:p>
            <text:p text:style-name="P12"><text:span text:style-name="T15"><text:tab/></text:span><text:span text:style-name="T15"><text:tab/></text:span><text:span text:style-name="T16">auto</text:span><text:span text:style-name="T15"><text:tab/></text:span><text:span text:style-name="T20">sCIterEnd</text:span><text:span text:style-name="T15"> = psCarHolders-&gt;cend (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feed data entries to have those sorted</text:span></text:p>
            <text:p text:style-name="P12"><text:span text:style-name="T15"><text:tab/></text:span><text:span text:style-name="T15"><text:tab/></text:span><text:span text:style-name="T15">apSortCarHolders</text:span><text:span text:style-name="T15">[i]-&gt;insert (</text:span><text:span text:style-name="T18">sCIter</text:span><text:span text:style-name="T15">, </text:span><text:span text:style-name="T20">sCIterEnd</text:span><text:span text:style-name="T15">);</text:span></text:p>
            <text:p text:style-name="P12"><text:span text:style-name="T15"/></text:p>
            <text:p text:style-name="P12"><text:span text:style-name="T15"><text:tab/></text:span><text:span text:style-name="T15"><text:tab/></text:span><text:span text:style-name="T13">// Yes, you can trust your eyes!</text:span></text:p>
            <text:p text:style-name="P12"><text:span text:style-name="T15"><text:tab/></text:span><text:span text:style-name="T15"><text:tab/></text:span><text:span text:style-name="T13">// Any container type within this framework uses the same iterator types...</text:span></text:p>
            <text:p text:style-name="P12"><text:span text:style-name="T15"><text:tab/></text:span><text:span text:style-name="T15"><text:tab/></text:span><text:span text:style-name="T18">sCIter</text:span><text:span text:style-name="T15"> = apSortCarHolders</text:span><text:span text:style-name="T15">[i]-&gt;cbegin ();</text:span></text:p>
            <text:p text:style-name="P12"><text:span text:style-name="T15"><text:tab/></text:span><text:span text:style-name="T15"><text:tab/></text:span><text:span text:style-name="T20">sCIterEnd</text:span><text:span text:style-name="T15"> = apSortCarHolders</text:span><text:span text:style-name="T15">[i]-&gt;cend 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n I change my address r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size_type for all b-tree containers can be modified and as a result the programmer is not bound to what size_t is defined as</text:p>
              </text:list-item>
            </text:list>
          </draw:text-box>
        </draw:frame>
        <draw:frame draw:style-name="gr16" draw:text-style-name="P13" draw:layer="layout" svg:width="26cm" svg:height="7.4cm" svg:x="1cm" svg:y="11cm">
          <draw:text-box>
            <text:p text:style-name="P12"><text:span text:style-name="T17"><text:tab/></text:span><text:span text:style-name="T13">// I need a large address space, since I am no longer writing 32 bit applications</text:span></text:p>
            <text:p><text:span text:style-name="T17"><text:tab/></text:span><text:span text:style-name="T16">typedef</text:span><text:span text:style-name="T15"> CBTreeIOpropertiesRAM&lt;uint64_t&gt;</text:span><text:span text:style-name="T15"><text:tab/></text:span><text:span text:style-name="T15"><text:tab/></text:span><text:span text:style-name="T17">ram_data_layer_properties_large_type</text:span><text:span text:style-name="T15">;</text:span></text:p>
            <text:p text:style-name="P12"><text:span text:style-name="T15"/></text:p>
            <text:p text:style-name="P12"><text:span text:style-name="T15"><text:tab/></text:span><text:span text:style-name="T13">// I want a smaller type, since it creates me slightly faster code, as a 32 bit</text:span></text:p>
            <text:p text:style-name="P12"><text:span text:style-name="T13"><text:tab/></text:span><text:span text:style-name="T13">// variable has a lesser chance to create CPU cache conflicts compared to a 64 bit type</text:span></text:p>
            <text:p><text:span text:style-name="T17"><text:tab/></text:span><text:span text:style-name="T16">typedef</text:span><text:span text:style-name="T15"> CBTreeIOpropertiesRAM&lt;uint32_t&gt;</text:span><text:span text:style-name="T15"><text:tab/></text:span><text:span text:style-name="T15"><text:tab/></text:span><text:span text:style-name="T17">ram_data_layer_properties_small_type</text:span><text:span text:style-name="T15">;</text:span></text:p>
            <text:p text:style-name="P12"><text:span text:style-name="T15"/></text:p>
            <text:p text:style-name="P12"><text:span text:style-name="T15"><text:tab/></text:span><text:span text:style-name="T13">// I still want to use size_t, since it makes sure I don’t see build warnings of mismatching</text:span></text:p>
            <text:p text:style-name="P12"><text:span text:style-name="T13"><text:tab/></text:span><text:span text:style-name="T13">// types, when using STL containers in combination with b-tree framework iterators</text:span></text:p>
            <text:p><text:span text:style-name="T17"><text:tab/></text:span><text:span text:style-name="T16">typedef</text:span><text:span text:style-name="T15"> CBTreeIOpropertiesRAM&lt;size_t&gt;</text:span><text:span text:style-name="T15"><text:tab/></text:span><text:span text:style-name="T15"><text:tab/></text:span><text:span text:style-name="T15"><text:tab/></text:span><text:span text:style-name="T17">ram_data_layer_properties_size_t_type</text:span><text:span text:style-name="T1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 oppose to any existing STL implementation, polymorphic containers are possible</text:p>
              </text:list-item>
              <text:list-item>
                <text:p>therewith iterator abstraction is possible</text:p>
                <text:list>
                  <text:list-item>
                    <text:p>allowing for so called “scary assignments”</text:p>
                  </text:list-item>
                </text:list>
              </text:list-item>
              <text:list-item>
                <text:p>also applications can create their own abstraction hierarchies, allowing for even better abstract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5:42:53.867000000</meta:creation-date>
    <dc:date>2016-11-04T13:52:24.700000000</dc:date>
    <meta:editing-duration>PT6H48M46S</meta:editing-duration>
    <meta:editing-cycles>39</meta:editing-cycles>
    <meta:generator>LibreOffice/5.1.5.2$Windows_x86 LibreOffice_project/7a864d8825610a8c07cfc3bc01dd4fce6a9447e5</meta:generator>
    <meta:document-statistic meta:object-count="192"/>
  </office:meta>
</office:document-meta>
</file>